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auto_c7287b3b" style:family="table-cell" style:parent-style-name="Default">
      <style:table-cell-properties fo:background-color="#ffdddd" fo:padding="0.3cm" fo:font-weight="bold" fo:color="#cc0000" fo:text-align="center"/>
    </style:style>
    <style:style style:name="auto_4d986a20" style:family="table-cell" style:parent-style-name="Default">
      <style:table-cell-properties fo:background-color="#ddeeff" fo:padding="0.3cm" fo:color="#003366" fo:text-align="center"/>
    </style:style>
    <style:style style:name="auto_3eaf539f" style:family="table-cell" style:parent-style-name="Default">
      <style:table-cell-properties fo:background-color="#fff3cd" fo:padding="0.2cm" fo:font-weight="bold" fo:text-align="lef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_1">
        <table:table-column table:number-columns-repeated="2"/>
        <table:table-row>
          <table:table-cell table:style-name="auto_c7287b3b">
            <text:p text:style-name="Standard">Important Notice</text:p>
          </table:table-cell>
          <table:table-cell table:style-name="auto_4d986a20">
            <text:p text:style-name="Standard">General Information</text:p>
          </table:table-cell>
        </table:table-row>
        <table:table-row>
          <table:table-cell table:style-name="auto_d7517139">
            <text:p text:style-name="Standard">Project Start Date</text:p>
          </table:table-cell>
          <table:table-cell table:style-name="auto_d7517139">
            <text:p text:style-name="Standard">April 1, 2025</text:p>
          </table:table-cell>
        </table:table-row>
        <table:table-row>
          <table:table-cell table:style-name="auto_3eaf539f">
            <text:p text:style-name="Standard">Deadline</text:p>
          </table:table-cell>
          <table:table-cell table:style-name="auto_d7517139">
            <text:p text:style-name="Standard">June 30, 2025</text:p>
          </table:table-cell>
        </table:table-row>
        <table:table-row>
          <table:table-cell table:style-name="auto_d7517139">
            <text:p text:style-name="Standard">Project Manager</text:p>
          </table:table-cell>
          <table:table-cell table:style-name="auto_d7517139">
            <text:p text:style-name="Standard">John Doe</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Heading 1" style:family="paragraph" style:parent-style-name="Standard">
      <style:text-properties fo:font-weight="bold"/>
      <style:paragraph-properties fo:margin-top="0.5cm" fo:margin-bottom="0.3cm"/>
    </style:style>
    <style:style style:name="Heading 2" style:family="paragraph" style:parent-style-name="Standard">
      <style:text-properties fo:font-weight="bold"/>
      <style:paragraph-properties fo:margin-top="0.5cm" fo:margin-bottom="0.3cm"/>
    </style:style>
    <style:style style:name="Heading 3" style:family="paragraph" style:parent-style-name="Standard">
      <style:text-properties fo:font-weight="bold"/>
      <style:paragraph-properties fo:margin-top="0.5cm" fo:margin-bottom="0.3cm"/>
    </style:style>
    <style:style style:name="Heading 4" style:family="paragraph" style:parent-style-name="Standard">
      <style:text-properties fo:font-weight="bold"/>
      <style:paragraph-properties fo:margin-top="0.5cm" fo:margin-bottom="0.3cm"/>
    </style:style>
    <style:style style:name="Heading 5" style:family="paragraph" style:parent-style-name="Standard">
      <style:text-properties fo:font-weight="bold"/>
      <style:paragraph-properties fo:margin-top="0.5cm" fo:margin-bottom="0.3cm"/>
    </style:style>
    <style:style style:name="Heading 6" style:family="paragraph" style:parent-style-name="Standard">
      <style:text-properties fo:font-weight="bold"/>
      <style:paragraph-properties fo:margin-top="0.5cm" fo:margin-bottom="0.3cm"/>
    </style:style>
    <style:style style:name="CenterPara" style:family="paragraph" style:parent-style-name="Standard" style:class="text">
      <style:paragraph-properties fo:text-align="center"/>
    </style:style>
    <style:style style:name="LeftPara" style:family="paragraph" style:parent-style-name="Standard" style:class="text">
      <style:paragraph-properties fo:text-align="left"/>
    </style:style>
    <style:style style:name="RightPara" style:family="paragraph" style:parent-style-name="Standard" style:class="text">
      <style:paragraph-properties fo:text-align="right"/>
    </style:style>
    <style:style style:name="auto_c7287b3b" style:family="text" style:parent-style-name="Standard">
      <style:text-properties/>
    </style:style>
    <style:style style:name="auto_4d986a20" style:family="text" style:parent-style-name="Standard">
      <style:text-properties/>
    </style:style>
    <style:style style:name="auto_3eaf539f" style:family="text" style:parent-style-name="Standard">
      <style:text-properties/>
    </styl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auto_c7287b3b" style:family="table-cell" style:parent-style-name="Default">
      <style:table-cell-properties fo:background-color="#ffdddd" fo:padding="0.3cm" fo:font-weight="bold" fo:color="#cc0000" fo:text-align="center"/>
    </style:style>
    <style:style style:name="auto_4d986a20" style:family="table-cell" style:parent-style-name="Default">
      <style:table-cell-properties fo:background-color="#ddeeff" fo:padding="0.3cm" fo:color="#003366" fo:text-align="center"/>
    </style:style>
    <style:style style:name="auto_3eaf539f" style:family="table-cell" style:parent-style-name="Default">
      <style:table-cell-properties fo:background-color="#fff3cd" fo:padding="0.2cm" fo:font-weight="bold" fo:text-align="left"/>
    </style:style>
    <style:style style:name="auto_d7517139" style:family="table-cell" style:parent-style-name="Default"/>
    <style:style style:name="auto_c7287b3b" style:family="table-cell" style:parent-style-name="Default">
      <style:table-cell-properties fo:background-color="#ffdddd" fo:padding="0.3cm"/>
      <style:paragraph-properties fo:text-align="center"/>
      <style:text-properties fo:font-weight="bold" fo:color="#cc0000"/>
    </style:style>
    <style:style style:name="auto_4d986a20" style:family="table-cell" style:parent-style-name="Default">
      <style:table-cell-properties fo:background-color="#ddeeff" fo:padding="0.3cm"/>
      <style:paragraph-properties fo:text-align="center"/>
      <style:text-properties fo:color="#003366"/>
    </style:style>
    <style:style style:name="auto_3eaf539f" style:family="table-cell" style:parent-style-name="Default">
      <style:table-cell-properties fo:background-color="#fff3cd" fo:padding="0.2cm"/>
      <style:paragraph-properties fo:text-align="left"/>
      <style:text-properties fo:font-weight="bold"/>
    </style:style>
  </office:automatic-styles>
  <office:master-styles>
    <style:master-page style:name="Standard" style:page-layout-name="Mpm1" draw:style-name="Mdp1"/>
  </office:master-styles>
  <text:list-style style:name="Bullet_20_Symbol">
    <text:list-level-style-bullet text:level="1" text:bullet-char="•">
      <style:list-level-properties text:space-before="0.5cm" text:min-label-width="0.5cm"/>
    </text:list-level-style-bullet>
  </text:list-style>
  <text:list-style style:name="Numbering_20_Symbol">
    <text:list-level-style-number text:level="1" style:num-format="1" style:num-suffix="." style:num-prefix="">
      <style:list-level-properties text:space-before="0.5cm" text:min-label-width="0.5cm"/>
    </text:list-level-style-number>
  </text:list-style>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8:57:09.877274787</meta:creation-date>
    <dc:date>2025-05-01T09:41:35.375505958</dc:date>
    <meta:editing-duration>PT37M44S</meta:editing-duration>
    <meta:editing-cycles>4</meta:editing-cycles>
    <meta:generator>LibreOffice/24.2.7.2$Linux_X86_64 LibreOffice_project/420$Build-2</meta:generator>
    <meta:keyword>ODT template table</meta:keyword>
    <meta:keyword>RichTable styled cells document generation formatting</meta:keyword>
    <dc:coverage>This sample demonstrates how to dynamically generate and style tables with different background colors, text formatting, and layout options using the ODT Template Engine for PHP. It shows multiple rows with project details and highlights important information.</dc:coverage>
    <dc:publisher>Walter Dietz</dc:publisher>
    <dc:source>https://github.com/WaltDietzney/odt-template-engine</dc:source>
    <dc:subject>Demonstration of styled tables with RichTable and RichTableCell elements</dc:subject>
    <dc:title>Sample 11 - Advanced Styled Table Generation</dc:title>
    <meta:document-statistic meta:table-count="0" meta:image-count="0" meta:object-count="0" meta:page-count="1" meta:paragraph-count="1" meta:word-count="1" meta:character-count="14" meta:non-whitespace-character-count="14"/>
  </office:meta>
</office:document-meta>
</file>